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fo:border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color="#000000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MIN_ALPH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RUNE_TYPE</text:p>
          </table:table-cell>
          <table:table-cell office:value-type="string" calcext:value-type="string">
            <text:p>PRUNE_PERC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GAMEOVER</text:p>
          </table:table-cell>
          <table:table-cell office:value-type="string" calcext:value-type="string">
            <text:p>ACCURACY</text:p>
          </table:table-cell>
          <table:table-cell table:style-name="ce3" office:value-type="string" calcext:value-type="string" table:number-columns-spanned="3" table:number-rows-spanned="1">
            <text:p>OB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12/10 – 16:21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SARSA</text:p>
          </table:table-cell>
          <table:table-cell table:style-name="ce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565/10000</text:p>
          </table:table-cell>
          <table:table-cell office:value-type="string" calcext:value-type="string">
            <text:p>Train 2 epochs prune each 3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12/10 – 18:40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SARSA</text:p>
          </table:table-cell>
          <table:table-cell table:style-name="ce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635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2/10 – 19:37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SARS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RcR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99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4/10 – 08:39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SARS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Rc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469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4/10 – 10:20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Q_LR_WIKI</text:p>
          </table:table-cell>
          <table:table-cell table:style-name="ce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922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4/10 – 11:55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Q_LR_WIKI</text:p>
          </table:table-cell>
          <table:table-cell table:style-name="ce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759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4/10 – 13:47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Q_LR_WIKI</text:p>
          </table:table-cell>
          <table:table-cell table:style-name="ce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RcR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881/10000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14/10 – 16:49</text:p>
          </table:table-cell>
          <table:table-cell office:value-type="string" calcext:value-type="string">
            <text:p>LeNet-300-100</text:p>
          </table:table-cell>
          <table:table-cell office:value-type="string" calcext:value-type="string">
            <text:p>Q_LR_WIKI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RcR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97/10000</text:p>
          </table:table-cell>
          <table:table-cell/>
          <table:table-cell table:style-name="ce4"/>
          <table:table-cell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6"/>
          <table:table-cell table:style-name="ce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6:54:34.646858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39:21.709732396</meta:creation-date>
    <dc:date>2019-10-18T17:05:16.506636265</dc:date>
    <meta:editing-duration>PT23H20M17S</meta:editing-duration>
    <meta:editing-cycles>16</meta:editing-cycles>
    <meta:generator>LibreOffice/6.0.7.3$Linux_X86_64 LibreOffice_project/00m0$Build-3</meta:generator>
    <meta:document-statistic meta:table-count="1" meta:cell-count="101" meta:object-count="0"/>
  </office:meta>
</office:document-meta>
</file>